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305cm" fo:margin-left="0.122cm" fo:margin-right="14.573cm" table:align="margins"/>
    </style:style>
    <style:style style:name="Table1.A" style:family="table-column">
      <style:table-column-properties style:column-width="1.08cm" style:rel-column-width="612*"/>
    </style:style>
    <style:style style:name="Table1.B" style:family="table-column">
      <style:table-column-properties style:column-width="1.226cm" style:rel-column-width="6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2.305cm" fo:margin-left="0.122cm" fo:margin-right="14.573cm" table:align="margins"/>
    </style:style>
    <style:style style:name="Table2.A" style:family="table-column">
      <style:table-column-properties style:column-width="1.08cm" style:rel-column-width="612*"/>
    </style:style>
    <style:style style:name="Table2.B" style:family="table-column">
      <style:table-column-properties style:column-width="1.226cm" style:rel-column-width="69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9778" officeooo:paragraph-rsid="00079778"/>
    </style:style>
    <style:style style:name="P2" style:family="paragraph" style:parent-style-name="Standard">
      <style:text-properties officeooo:rsid="00079778" officeooo:paragraph-rsid="0007b08f"/>
    </style:style>
    <style:style style:name="P3" style:family="paragraph" style:parent-style-name="Standard">
      <style:text-properties officeooo:paragraph-rsid="00079778"/>
    </style:style>
    <style:style style:name="P4" style:family="paragraph" style:parent-style-name="Standard">
      <style:text-properties officeooo:rsid="0007b08f" officeooo:paragraph-rsid="0007b08f"/>
    </style:style>
    <style:style style:name="P5" style:family="paragraph" style:parent-style-name="Standard">
      <style:text-properties officeooo:rsid="000a3948" officeooo:paragraph-rsid="000a3948"/>
    </style:style>
    <style:style style:name="P6" style:family="paragraph" style:parent-style-name="Standard">
      <style:paragraph-properties fo:text-align="center" style:justify-single-word="false"/>
      <style:text-properties officeooo:rsid="000b64dc" officeooo:paragraph-rsid="000b64dc"/>
    </style:style>
    <style:style style:name="T1" style:family="text">
      <style:text-properties officeooo:rsid="00079778"/>
    </style:style>
    <style:style style:name="T2" style:family="text">
      <style:text-properties officeooo:rsid="0007b0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<text:span text:style-name="T2">SELECT * FROM (SELECT empno,name,job,boss_name,hiredate,grade,comm,dept_name, role_name,location,exp ,description FROM (SELECT (CASE WHEN (T7.days &lt;365) THEN 'noob' ELSE 'pro' END) AS exp,T7.*</text:span></text:p>
      <text:p text:style-name="P4">from (SELECT T6.*,DATEDIFF(T6.end_date,T6.start_date) as days FROM (SELECT SALARYGRADE.grade,T5.* FROM SALARYGRADE,(SELECT DEPARTMENT.name as dept_name,DEPARTMENT.location,T4.empno,T4.name,T4.boss_name,T4.job,T4.hiredate,T4.salary,T4.comm,T4.role_name,T4.start_date,T4.end_date,T4.description FROM DEPARTMENT,(SELECT T3.empno,T3.name,EMPLOYEE.name as boss_name,T3.job,T3.hiredate,T3.salary,T3.comm,T3.deptno,T3.role_name,T3.start_date,T3.end_date,T3.description FROM EMPLOYEE,(SELECT T2.empno,name,boss,job,hiredate,salary,comm,deptno,ROLE.description as role_name,start_date,end_date,T2.description FROM ROLE,( SELECT EMPLOYEE.empno,name,boss,job,hiredate,salary,comm,deptno,role_id,start_date, end_date, description FROM EMPLOYEE,(SELECT PROJECT.projectno,PROJECT_PARTICIPATION.start_date,PROJECT_PARTICIPATION.end_date,description,role_id,empno FROM PROJECT,PROJECT_PARTICIPATION WHERE PROJECT.projectno = PROJECT_PARTICIPATION.projectno &amp;&amp; description!="High capacity optical network")AS T1 WHERE EMPLOYEE.empno = T1.empno) AS T2 WHERE ROLE.role_id = T2.role_id) AS T3 WHERE EMPLOYEE.empno = T3.boss) AS T4 WHERE T4.deptno = DEPARTMENT.deptno) AS T5 WHERE T5.salary&lt;=SALARYGRADE.hisal AND T5.salary&gt;=SALARYGRADE.losal) as T6) as T7) AS T8) AS T9 ORDER BY grade;</text:p>
      <text:p text:style-name="P4"/>
      <text:p text:style-name="P4">+-------+--------+---------+-----------+------------+-------+------+------------+-----------------+----------+------+---------------------------------------------------+</text:p>
      <text:p text:style-name="P4">| empno | name <text:s text:c="2"/>| job <text:s text:c="4"/>| boss_name | hiredate <text:s text:c="2"/>| grade | comm | dept_name <text:s/>| role_name <text:s text:c="6"/>| location | exp <text:s/>| description <text:s text:c="38"/>|</text:p>
      <text:p text:style-name="P4">+-------+--------+---------+-----------+------------+-------+------+------------+-----------------+----------+------+---------------------------------------------------+</text:p>
      <text:p text:style-name="P4">| <text:s/>7876 | ADAMS <text:s/>| CLERK <text:s text:c="2"/>| SCOTT <text:s text:c="4"/>| 1983-01-12 | <text:s text:c="4"/>1 | NULL | RESEARCH <text:s text:c="2"/>| Project manager | DALLAS <text:s text:c="2"/>| noob | Research on thermofluid dynamics in Microdroplets |</text:p>
      <text:p text:style-name="P4"/>
      <text:p text:style-name="P4">| <text:s/>7900 | JAMES <text:s/>| CLERK <text:s text:c="2"/>| BLAKE <text:s text:c="4"/>| 1981-12-03 | <text:s text:c="4"/>1 | NULL | SALES <text:s text:c="5"/>| Researcher <text:s text:c="5"/>| CHICAGO <text:s/>| noob | Foundation of Quantum Technology <text:s text:c="17"/>|</text:p>
      <text:p text:style-name="P4"/>
      <text:p text:style-name="P4">| <text:s/>7369 | SMITH <text:s/>| CLERK <text:s text:c="2"/>| FORD <text:s text:c="5"/>| 1980-12-17 | <text:s text:c="4"/>1 | NULL | RESEARCH <text:s text:c="2"/>| Developer <text:s text:c="6"/>| DALLAS <text:s text:c="2"/>| pro <text:s/>| Development of Novel Magnetic Suspension System <text:s text:c="2"/>|</text:p>
      <text:p text:style-name="P4"/>
      <text:p text:style-name="P4">| <text:s/>7934 | MILLER | CLERK <text:s text:c="2"/>| CLARK <text:s text:c="4"/>| 1982-01-23 | <text:s text:c="4"/>2 | NULL | ACCOUNTING | Researcher <text:s text:c="5"/>| NEW YORK | noob | Research on thermofluid dynamics in Microdroplets |</text:p>
      <text:p text:style-name="P4"/>
      <text:p text:style-name="P4">| <text:s/>7782 | CLARK <text:s/>| MANAGER | KING <text:s text:c="5"/>| 1981-06-09 | <text:s text:c="4"/>4 | NULL | ACCOUNTING | Researcher <text:s text:c="5"/>| NEW YORK | noob | Research on thermofluid dynamics in Microdroplets |</text:p>
      <text:p text:style-name="P4"/>
      <text:p text:style-name="P4">| <text:s/>7788 | SCOTT <text:s/>| ANALYST | JONES <text:s text:c="4"/>| 1982-12-09 | <text:s text:c="4"/>4 | NULL | RESEARCH <text:s text:c="2"/>| Developer <text:s text:c="6"/>| DALLAS <text:s text:c="2"/>| noob | Development of Novel Magnetic Suspension System <text:s text:c="2"/>|</text:p>
      <text:p text:style-name="P4"/>
      <text:p text:style-name="P4">| <text:s/>7902 | FORD <text:s text:c="2"/>| ANALYST | JONES <text:s text:c="4"/>| 1981-12-03 | <text:s text:c="4"/>4 | NULL | RESEARCH <text:s text:c="2"/>| Project manager | DALLAS <text:s text:c="2"/>| noob | Development of Novel Magnetic Suspension System <text:s text:c="2"/>|</text:p>
      <text:p text:style-name="P4">| <text:s/>7566 | JONES <text:s/>| MANAGER | KING <text:s text:c="5"/>| 1981-04-02 | <text:s text:c="4"/>4 | NULL | RESEARCH <text:s text:c="2"/>| Project manager | DALLAS <text:s text:c="2"/>| pro <text:s/>| Foundation of Quantum Technology <text:s text:c="17"/>|</text:p>
      <text:p text:style-name="P4">+-------+--------+---------+-----------+------------+-------+------+------------+-----------------+----------+------+---------------------------------------------------+</text:p>
      <text:p text:style-name="P4"><text:soft-page-break/>8 rows in set (0.01 sec)</text:p>
      <text:p text:style-name="P4"/>
      <text:p text:style-name="P4"/>
      <text:p text:style-name="P4"/>
      <text:p text:style-name="P1"/>
      <text:p text:style-name="P3"><text:span text:style-name="T1">2) “thequickbrownfoxjumpsoverthelittlelazydog” gives</text:span></text:p>
      <text:p text:style-name="P3"/>
      <text:p text:style-name="P3"><text:span text:style-name="T1">“</text:span>vjgswkemdtqyphqzlworuqxgtvjgnkvvngncbafqi” <text:span text:style-name="T1">for k=2 and d=1 <text:s text:c="3"/></text:span></text:p>
      <text:p text:style-name="P3"/>
      <text:p text:style-name="P6">AND</text:p>
      <text:p text:style-name="P3"/>
      <text:p text:style-name="P1">“oczlpdxfwmjriajsephknjqzmoczgdoogzgvutyjb” for k=5 and d=0</text:p>
      <text:p text:style-name="P1"/>
      <text:p text:style-name="P4"/>
      <text:p text:style-name="P4">3)</text:p>
      <text:p text:style-name="P4">Create table Audit(empno int(11) primary key, name varchar(10), job</text:p>
      <text:p text:style-name="P4">varchar(9),boss int(11),hiredate varchar(12), salary decimal(7,2),comm</text:p>
      <text:p text:style-name="P4">decimal(7,2), deptno int(11),action varchar(50));</text:p>
      <text:p text:style-name="P4">Delimiter $$</text:p>
      <text:p text:style-name="P4">create trigger Emp_Audit</text:p>
      <text:p text:style-name="P4">before insert on employee</text:p>
      <text:p text:style-name="P4">for each row</text:p>
      <text:p text:style-name="P4">begin</text:p>
      <text:p text:style-name="P4">set action="insert”,</text:p>
      <text:p text:style-name="P4">empno = old.empno,</text:p>
      <text:p text:style-name="P4">name = old.name,</text:p>
      <text:p text:style-name="P4">job = old.job,</text:p>
      <text:p text:style-name="P4">boss = old.boss,</text:p>
      <text:p text:style-name="P4">hiredate = old.hiredate,</text:p>
      <text:p text:style-name="P4">salary = old.salary,</text:p>
      <text:p text:style-name="P4">comm = old.comm,</text:p>
      <text:p text:style-name="P4">deptno = old.deptno,</text:p>
      <text:p text:style-name="P4">end$$</text:p>
      <text:p text:style-name="P4"/>
      <text:p text:style-name="P4">create trigger Emp_Audit2</text:p>
      <text:p text:style-name="P4">before update on employee for each row begin set action="update”,empno =</text:p>
      <text:p text:style-name="P4">old.empno, name = old.name,job = old.job,boss = old.boss,hiredate =</text:p>
      <text:p text:style-name="P4">old.hiredate,salary = old.salary,comm = old.comm, deptno = old.deptno,</text:p>
      <text:p text:style-name="P4">end$$</text:p>
      <text:p text:style-name="P4"/>
      <text:p text:style-name="P4">create trigger Emp_Audit3</text:p>
      <text:p text:style-name="P4">before delete on employee for each row begin set action="delete”,empno =</text:p>
      <text:p text:style-name="P4">old.empno, name = old.name,job = old.job,boss = old.boss,hiredate =</text:p>
      <text:p text:style-name="P4">old.hiredate,salary = old.salary,comm = old.comm, deptno = old.deptno,</text:p>
      <text:p text:style-name="P4">end$$</text:p>
      <text:p text:style-name="P4"/>
      <text:p text:style-name="P4">insert into employee values(8000,”Ramesh”,”Salesman”,7782,’2012-10-</text:p>
      <text:p text:style-name="P4">15’,1200,200,30);</text:p>
      <text:p text:style-name="P4">Update employee set job=”Salesman” and salary=1300 and deptno=30 where</text:p>
      <text:p text:style-name="P4">empno=7777;</text:p>
      <text:p text:style-name="P4"/>
      <text:p text:style-name="P4">Delete from employee where empno=8000;</text:p>
      <text:p text:style-name="P4"><text:soft-page-break/></text:p>
      <text:p text:style-name="P4"/>
      <text:p text:style-name="P4">Similarly for others.</text:p>
      <text:p text:style-name="P4"/>
      <text:p text:style-name="P4">Create table grader(empno int(11) primary key,salary decimal(7,2),comm</text:p>
      <text:p text:style-name="P4">decimal(7,2),net_salary decimal(7,2),grade int(11));</text:p>
      <text:p text:style-name="P4">create trigger gradeTri</text:p>
      <text:p text:style-name="P4">before update on grader for each row begin set new.net_salary = new.salary –</text:p>
      <text:p text:style-name="P4">new.comm;</text:p>
      <text:p text:style-name="P4">IF new.net_salary &gt;= 700 and new.net_salary &lt;=1200 THEN</text:p>
      <text:p text:style-name="P4">SET new.grade=1;</text:p>
      <text:p text:style-name="P4">ELSEIF new.net_salary &gt;= 1201 and new.net_salary &lt;=1400 THEN</text:p>
      <text:p text:style-name="P4">SET new.grade=2;</text:p>
      <text:p text:style-name="P4">ELSEIF new.net_salary &gt;= 1401 and new.net_salary &lt;=2000 THEN</text:p>
      <text:p text:style-name="P4">SET new.grade=3;</text:p>
      <text:p text:style-name="P4">ELSEIF new.net_salary &gt;= 2001 and new.net_salary &lt;=3000 THEN</text:p>
      <text:p text:style-name="P4">SET new.grade=4;</text:p>
      <text:p text:style-name="P4">ELSEIF new.net_salary &gt;= 3001 and new.net_salary &lt;=9999 THEN</text:p>
      <text:p text:style-name="P4">SET new.grade=5;</text:p>
      <text:p text:style-name="P4">ELSE SET new.grade=0;</text:p>
      <text:p text:style-name="P4">END IF;</text:p>
      <text:p text:style-name="P4">END$$</text:p>
      <text:p text:style-name="P4"/>
      <text:p text:style-name="P4"/>
      <text:p text:style-name="P4"/>
      <text:p text:style-name="P4"/>
      <text:p text:style-name="P4"/>
      <text:p text:style-name="P4"/>
      <text:p text:style-name="P5">4) ------------------------------SOLUTION STARTS-------------------------------</text:p>
      <text:p text:style-name="P5">DELIMITER//</text:p>
      <text:p text:style-name="P5">CREATE TRIGGER DBC AFTER DELETE ON AUCTION FOR EACH ROW BEGIN DECLARE C INT;</text:p>
      <text:p text:style-name="P5">SET C = (SELECT COUNT(*) FROM AUCTION A WHERE A.ISBN = OLD.ISBN); IF C &lt;= 0</text:p>
      <text:p text:style-name="P5">THEN UPDATE BOOK B SET B.STOCK = 'FALSE' WHERE B.ISBN = OLD.ISBN; END IF;</text:p>
      <text:p text:style-name="P5">END;//</text:p>
      <text:p text:style-name="P5">------------------------------SOLUTION ENDS---------------------------------</text:p>
      <text:p text:style-name="P5"/>
      <text:p text:style-name="P5">-------- TEST 1------- TO BE INSERTED BY THE INVIGILATOR --------------------</text:p>
      <text:p text:style-name="P5">DELETE FROM AUCTION WHERE A_NO LIKE 'A3';//</text:p>
      <text:p text:style-name="P5">SELECT * FROM BOOK;//</text:p>
      <text:p text:style-name="P5"/>
      <text:p text:style-name="P5">-------- TEST 1-------------------- RESULT STARTS----------------------------</text:p>
      <text:p text:style-name="P5"/>
      <text:p text:style-name="P5"/>
      <text:p text:style-name="P5">+------+-------+</text:p>
      <text:p text:style-name="P5">| ISBN | STOCK |</text:p>
      <text:p text:style-name="P5">+------+-------+</text:p>
      <text:p text:style-name="P5">| B1 | 2</text:p>
      <text:p text:style-name="P5">| B2| 2</text:p>
      <text:p text:style-name="P5">|B3| 1</text:p>
      <text:p text:style-name="P5">|| B4| FALSE |</text:p>
      <text:p text:style-name="P5">| B51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Table_20_Contents"/>
            </table:table-cell>
            <table:table-cell table:style-name="Table1.B1" office:value-type="string">
              <text:p text:style-name="Table_20_Contents"/>
            </table:table-cell>
          </table:table-row>
        </table:table-header-rows>
      </table:table>
      <text:p text:style-name="P5"/>
      <text:p text:style-name="P5">-------- TEST 1-------------------- RESULT ENDS------------------------------</text:p>
      <text:p text:style-name="P5">-------- TEST 2------- TO BE INSERTED BY THE INVIGILATOR --------------------</text:p>
      <text:p text:style-name="P5"/>
      <text:p text:style-name="P5">DELETE FROM AUCTION WHERE A_NO LIKE 'A4' AND ISBN LIKE 'B1';//</text:p>
      <text:p text:style-name="P5">SELECT * FROM BOOK;//</text:p>
      <text:p text:style-name="P5"/>
      <text:p text:style-name="P5">-------- TEST 2-------------------- RESULT STARTS----------------------------</text:p>
      <text:p text:style-name="P5"/>
      <text:p text:style-name="P5">+------+-------+</text:p>
      <text:p text:style-name="P5">| ISBN | STOCK |</text:p>
      <text:p text:style-name="P5">+------+-------+</text:p>
      <text:p text:style-name="P5">| B1| 2</text:p>
      <text:p text:style-name="P5">|B2| 2</text:p>
      <text:p text:style-name="P5">| B3 1</text:p>
      <text:p text:style-name="P5">|B4 | FALSE |</text:p>
      <text:p text:style-name="P5">| B5 | 1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</table:table-row>
        </table:table-header-rows>
      </table:table>
      <text:p text:style-name="P5"/>
      <text:p text:style-name="P5">-------- TEST 2-------------------- RESULT ENDS-------------------------------------- TEST 3------- TO </text:p>
      <text:p text:style-name="P5">BE INSERTED BY THE INVIGILATOR --------------------</text:p>
      <text:p text:style-name="P5"/>
      <text:p text:style-name="P5">DELETE FROM AUCTION WHERE A_NO LIKE 'A1' AND ISBN LIKE 'B1';//</text:p>
      <text:p text:style-name="P5">SELECT * FROM BOOK;//</text:p>
      <text:p text:style-name="P5"/>
      <text:p text:style-name="P5">-------- TEST 3-------------------- RESULT STARTS----------------------------</text:p>
      <text:p text:style-name="P5">+------+-------+</text:p>
      <text:p text:style-name="P5">| ISBN | STOCK |</text:p>
      <text:p text:style-name="P5">+------+-------+</text:p>
      <text:p text:style-name="P5">| B1 | FALSE |</text:p>
      <text:p text:style-name="P5">| B2 | 2</text:p>
      <text:p text:style-name="P5">| B3 | 1|</text:p>
      <text:p text:style-name="P5">| B4 | FALSE |</text:p>
      <text:p text:style-name="P5">| B5 | 1</text:p>
      <text:p text:style-name="P5">+------+-------+</text:p>
      <text:p text:style-name="P5">-------- TEST 3-------------------- RESULT ENDS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3:58:08.178700311</meta:creation-date>
    <dc:date>2018-04-19T00:57:08.503341614</dc:date>
    <meta:editing-duration>PT20M35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4" meta:paragraph-count="119" meta:word-count="899" meta:character-count="7076" meta:non-whitespace-character-count="6102"/>
  </office:meta>
</office:document-meta>
</file>